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17.7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17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3.05cm" fo:min-width="17.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16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25cm" fo:min-width="14.9cm"/>
    </style:style>
    <style:style style:name="gr10" style:family="graphic" style:parent-style-name="standard">
      <style:graphic-properties draw:stroke="none" svg:stroke-color="#000000" draw:fill="none" draw:fill-color="#ffffff" fo:min-height="1.8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5cm" fo:min-width="10.8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6.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55cm" fo:min-width="15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45cm" fo:min-width="15cm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8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45cm" fo:min-width="15.1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6.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85cm" fo:min-width="16.3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35cm" fo:min-width="5.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5cm" fo:min-width="16.6cm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15cm" fo:min-width="15.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5cm" fo:min-width="1.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35cm" fo:min-width="1.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35cm" fo:min-width="1.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75cm" fo:min-width="17.3cm"/>
    </style:style>
    <style:style style:name="gr29" style:family="graphic" style:parent-style-name="standard">
      <style:graphic-properties draw:stroke="none" svg:stroke-color="#000000" draw:fill="none" draw:fill-color="#ffffff" fo:min-height="1.35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.05cm" fo:min-width="12.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95cm" fo:min-width="16.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1.35cm" fo:min-width="16.2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2.95cm" fo:min-width="14.6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15cm" fo:min-width="9.6cm"/>
    </style:style>
    <style:style style:name="gr35" style:family="graphic" style:parent-style-name="standard">
      <style:graphic-properties draw:stroke="none" svg:stroke-color="#000000" draw:fill="none" draw:fill-color="#ffffff" fo:min-height="1.7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2.85cm" fo:min-width="14.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25cm" fo:min-width="8.8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65cm" fo:min-width="12.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95cm" fo:min-width="15.8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75cm" fo:min-width="15.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2.35cm" fo:min-width="14.9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5.55cm" fo:min-width="14.6cm"/>
    </style:style>
    <style:style style:name="gr43" style:family="graphic" style:parent-style-name="standard">
      <style:graphic-properties draw:stroke="none" svg:stroke-color="#000000" draw:fill="none" draw:fill-color="#ffffff" fo:min-height="0.9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2.15cm" fo:min-width="13.2cm"/>
    </style:style>
    <style:style style:name="gr45" style:family="graphic" style:parent-style-name="standard">
      <style:graphic-properties draw:stroke="none" svg:stroke-color="#000000" draw:fill="none" draw:fill-color="#ffffff" fo:min-height="0.75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45cm" fo:min-width="8.6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45cm" fo:min-width="7.4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4.25cm" fo:min-width="13.3cm"/>
    </style:style>
    <style:style style:name="gr49" style:family="graphic" style:parent-style-name="standard">
      <style:graphic-properties draw:stroke="none" svg:stroke-color="#000000" draw:fill="none" draw:fill-color="#ffffff" fo:min-height="1.65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.65cm" fo:min-width="9.3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95cm" fo:min-width="11.3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2.75cm" fo:min-width="18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2cm" svg:height="2.6cm" svg:x="1.4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.3cm" svg:x="1.5cm" svg:y="1.8cm">
          <draw:text-box>
            <text:p>Header Hamb</text:p>
          </draw:text-box>
        </draw:frame>
        <draw:custom-shape draw:style-name="gr3" draw:text-style-name="P1" draw:layer="layout" svg:width="18cm" svg:height="1.5cm" svg:x="1.5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05cm" svg:height="0.962cm" svg:x="1.595cm" svg:y="5.3cm">
          <draw:text-box>
            <text:p>h1</text:p>
          </draw:text-box>
        </draw:frame>
        <draw:custom-shape draw:style-name="gr5" draw:text-style-name="P1" draw:layer="layout" svg:width="17.8cm" svg:height="13.3cm" svg:x="1.7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6cm" svg:height="0.962cm" svg:x="1.8cm" svg:y="8.938cm">
          <draw:text-box>
            <text:p>form</text:p>
          </draw:text-box>
        </draw:frame>
        <draw:custom-shape draw:style-name="gr7" draw:text-style-name="P1" draw:layer="layout" svg:width="16.5cm" svg:height="1.2cm" svg:x="2.1cm" svg:y="7.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3cm" svg:height="1.1cm" svg:x="2.1cm" svg:y="7.1cm">
          <draw:text-box>
            <text:p>h2</text:p>
          </draw:text-box>
        </draw:frame>
        <draw:custom-shape draw:style-name="gr9" draw:text-style-name="P1" draw:layer="layout" svg:width="15.4cm" svg:height="2.5cm" svg:x="3cm" svg:y="10.3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5cm" svg:height="2.1cm" svg:x="2.9cm" svg:y="10.4cm">
          <draw:text-box>
            <text:p>label</text:p>
          </draw:text-box>
        </draw:frame>
        <draw:custom-shape draw:style-name="gr11" draw:text-style-name="P1" draw:layer="layout" svg:width="11.3cm" svg:height="2.2cm" svg:x="5.1cm" svg:y="10.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5cm" svg:height="1.4cm" svg:x="5.1cm" svg:y="10.6cm">
          <draw:text-box>
            <text:p>select</text:p>
          </draw:text-box>
        </draw:frame>
        <draw:custom-shape draw:style-name="gr13" draw:text-style-name="P1" draw:layer="layout" svg:width="6.7cm" svg:height="1.5cm" svg:x="7.3cm" svg:y="1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2cm" svg:height="1.1cm" svg:x="7.6cm" svg:y="11.1cm">
          <draw:text-box>
            <text:p>Option </text:p>
          </draw:text-box>
        </draw:frame>
        <draw:custom-shape draw:style-name="gr14" draw:text-style-name="P1" draw:layer="layout" svg:width="16cm" svg:height="2.8cm" svg:x="2.6cm" svg:y="1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5.5cm" svg:height="2.7cm" svg:x="2.7cm" svg:y="16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5cm" svg:height="2.3cm" svg:x="5.8cm" svg:y="13.5cm">
          <text:p text:style-name="P3">input&lt;radio&gt;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4.7cm" svg:height="1.5cm" svg:x="2.6cm" svg:y="13.4cm">
          <draw:text-box>
            <text:p>label</text:p>
          </draw:text-box>
        </draw:frame>
        <draw:frame draw:style-name="gr12" draw:text-style-name="P2" draw:layer="layout" svg:width="5.8cm" svg:height="1.4cm" svg:x="2.5cm" svg:y="16.2cm">
          <draw:text-box>
            <text:p>label</text:p>
          </draw:text-box>
        </draw:frame>
        <draw:custom-shape draw:style-name="gr16" draw:text-style-name="P3" draw:layer="layout" svg:width="8.5cm" svg:height="2.3cm" svg:x="6.3cm" svg:y="16.5cm">
          <text:p text:style-name="P3">input&lt;radio&gt;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6cm" svg:height="2.7cm" svg:x="2.7cm" svg:y="19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3cm" svg:height="1.8cm" svg:x="6.8cm" svg:y="20.3cm">
          <text:p text:style-name="P3">inpu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cm" svg:height="1.3cm" svg:x="2.7cm" svg:y="19.5cm">
          <draw:text-box>
            <text:p>label</text:p>
          </draw:text-box>
        </draw:frame>
        <draw:custom-shape draw:style-name="gr20" draw:text-style-name="P1" draw:layer="layout" svg:width="16.8cm" svg:height="2.1cm" svg:x="2.8cm" svg:y="22.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7cm" svg:height="1.1cm" svg:x="2.8cm" svg:y="23cm">
          <draw:text-box>
            <text:p>label</text:p>
          </draw:text-box>
        </draw:frame>
        <draw:custom-shape draw:style-name="gr21" draw:text-style-name="P1" draw:layer="layout" svg:width="6.3cm" svg:height="1.6cm" svg:x="6.5cm" svg:y="23.1cm">
          <text:p text:style-name="P3">textarea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1cm" svg:height="1.6cm" svg:x="2.3cm" svg:y="25.5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4cm" svg:height="0.962cm" svg:x="2.3cm" svg:y="25.5cm">
          <draw:text-box>
            <text:p>label</text:p>
          </draw:text-box>
        </draw:frame>
        <draw:custom-shape draw:style-name="gr19" draw:text-style-name="P3" draw:layer="layout" svg:width="7.3cm" svg:height="1.8cm" svg:x="6.5cm" svg:y="25.3cm"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6.1cm" svg:height="0.4cm" svg:x="2.5cm" svg:y="27.4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7cm" svg:height="0.7cm" svg:x="2.6cm" svg:y="27.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1cm" svg:height="0.6cm" svg:x="5.5cm" svg:y="28.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cm" svg:height="0.6cm" svg:x="9.7cm" svg:y="28.1cm">
          <text:p text:style-name="P3">img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8" draw:text-style-name="P1" draw:layer="layout" svg:width="17.8cm" svg:height="4cm" svg:x="1.7cm" svg:y="1.5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5.1cm" svg:height="1.6cm" svg:x="1.8cm" svg:y="1.7cm">
          <draw:text-box>
            <text:p>label</text:p>
          </draw:text-box>
        </draw:frame>
        <draw:custom-shape draw:style-name="gr30" draw:text-style-name="P1" draw:layer="layout" svg:width="13cm" svg:height="2.3cm" svg:x="4.9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.3cm" svg:x="5cm" svg:y="2.4cm">
          <draw:text-box>
            <text:p>input</text:p>
          </draw:text-box>
        </draw:frame>
        <draw:frame draw:style-name="gr29" draw:text-style-name="P2" draw:layer="layout" svg:width="5.3cm" svg:height="1.6cm" svg:x="15.6cm" svg:y="2.3cm">
          <draw:text-box>
            <text:p>icon</text:p>
          </draw:text-box>
        </draw:frame>
        <draw:custom-shape draw:style-name="gr31" draw:text-style-name="P1" draw:layer="layout" svg:width="16.9cm" svg:height="2.2cm" svg:x="2.3cm" svg:y="6.6cm">
          <text:p text:style-name="P3">H2 locaisation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6.7cm" svg:height="11.6cm" svg:x="2.6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5.1cm" svg:height="3.2cm" svg:x="3.4cm" svg:y="10.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cm" svg:height="1.1cm" svg:x="3.4cm" svg:y="10.3cm">
          <draw:text-box>
            <text:p>label</text:p>
          </draw:text-box>
        </draw:frame>
        <draw:custom-shape draw:style-name="gr34" draw:text-style-name="P1" draw:layer="layout" svg:width="10.1cm" svg:height="1.4cm" svg:x="5.8cm" svg:y="11.1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10.1cm" svg:height="2cm" svg:x="5.7cm" svg:y="10.8cm">
          <draw:text-box>
            <text:p>input</text:p>
          </draw:text-box>
        </draw:frame>
        <draw:custom-shape draw:style-name="gr36" draw:text-style-name="P1" draw:layer="layout" svg:width="14.8cm" svg:height="3.1cm" svg:x="3.3cm" svg:y="15.4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4.6cm" svg:height="1.5cm" svg:x="3.3cm" svg:y="15.5cm">
          <draw:text-box>
            <text:p>label</text:p>
          </draw:text-box>
        </draw:frame>
        <draw:custom-shape draw:style-name="gr37" draw:text-style-name="P1" draw:layer="layout" svg:width="9.3cm" svg:height="1.5cm" svg:x="5.6cm" svg:y="16.1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7cm" svg:height="1.4cm" svg:x="6.8cm" svg:y="16.3cm">
          <draw:text-box>
            <text:p>input</text:p>
          </draw:text-box>
        </draw:frame>
        <draw:custom-shape draw:style-name="gr38" draw:text-style-name="P1" draw:layer="layout" svg:width="12.8cm" svg:height="1.9cm" svg:x="4.4cm" svg:y="19.3cm">
          <text:p text:style-name="P3">Button valider <text:s/>mon adresse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6.3cm" svg:height="1.2cm" svg:x="2.9cm" svg:y="22.9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6cm" svg:height="2cm" svg:x="3.2cm" svg:y="24.5cm">
          <text:p text:style-name="P3">cart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41" draw:text-style-name="P1" draw:layer="layout" svg:width="15.4cm" svg:height="2.6cm" svg:x="2.7cm" svg:y="1.7cm">
          <text:p text:style-name="P3">H2 vis infos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5.1cm" svg:height="15.8cm" svg:x="3.1cm" svg:y="5.4cm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5.8cm" svg:height="1.2cm" svg:x="3.1cm" svg:y="5.5cm">
          <draw:text-box>
            <text:p>form</text:p>
          </draw:text-box>
        </draw:frame>
        <draw:custom-shape draw:style-name="gr44" draw:text-style-name="P1" draw:layer="layout" svg:width="13.7cm" svg:height="2.4cm" svg:x="4cm" svg:y="6.6cm">
          <text:p/>
          <draw:enhanced-geometry svg:viewBox="0 0 21600 21600" draw:type="rectangle" draw:enhanced-path="M 0 0 L 21600 0 21600 21600 0 21600 0 0 Z N"/>
        </draw:custom-shape>
        <draw:frame draw:style-name="gr45" draw:text-style-name="P2" draw:layer="layout" svg:width="5.1cm" svg:height="1cm" svg:x="4cm" svg:y="6.7cm">
          <draw:text-box>
            <text:p>label</text:p>
          </draw:text-box>
        </draw:frame>
        <draw:custom-shape draw:style-name="gr46" draw:text-style-name="P1" draw:layer="layout" svg:width="9.1cm" svg:height="1.7cm" svg:x="6.5cm" svg:y="7cm">
          <text:p text:style-name="P3">Input mail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3.7cm" svg:height="2.4cm" svg:x="4cm" svg:y="9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9cm" svg:height="1.7cm" svg:x="7.2cm" svg:y="9.9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cm" svg:height="1.3cm" svg:x="4cm" svg:y="9.4cm">
          <draw:text-box>
            <text:p>label</text:p>
          </draw:text-box>
        </draw:frame>
        <draw:frame draw:style-name="gr17" draw:text-style-name="P2" draw:layer="layout" svg:width="5.8cm" svg:height="1.5cm" svg:x="9.1cm" svg:y="10cm">
          <draw:text-box>
            <text:p>tele</text:p>
          </draw:text-box>
        </draw:frame>
        <draw:custom-shape draw:style-name="gr48" draw:text-style-name="P1" draw:layer="layout" svg:width="13.8cm" svg:height="4.5cm" svg:x="4cm" svg:y="13.2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5.8cm" svg:height="1.9cm" svg:x="4cm" svg:y="13.3cm">
          <draw:text-box>
            <text:p>label</text:p>
          </draw:text-box>
        </draw:frame>
        <draw:custom-shape draw:style-name="gr50" draw:text-style-name="P1" draw:layer="layout" svg:width="9.8cm" svg:height="1.9cm" svg:x="6.3cm" svg:y="14.5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8.5cm" svg:height="1.6cm" svg:x="6.8cm" svg:y="14.8cm">
          <draw:text-box>
            <text:p>Input radio</text:p>
          </draw:text-box>
        </draw:frame>
        <draw:custom-shape draw:style-name="gr51" draw:text-style-name="P1" draw:layer="layout" svg:width="11.8cm" svg:height="2.2cm" svg:x="4.9cm" svg:y="18.7cm">
          <text:p text:style-name="P3">Button valider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8.8cm" svg:height="3cm" svg:x="1cm" svg:y="24.9cm">
          <text:p text:style-name="P3">footer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2T09:38:21.643963681</meta:creation-date>
    <dc:date>2017-04-12T10:44:14.849296397</dc:date>
    <meta:editing-duration>PT24M22S</meta:editing-duration>
    <meta:editing-cycles>10</meta:editing-cycles>
    <meta:generator>LibreOffice/5.1.6.2$Linux_X86_64 LibreOffice_project/10m0$Build-2</meta:generator>
    <meta:document-statistic meta:object-count="67"/>
  </office:meta>
</office:document-meta>
</file>